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C0000033388AB6D26EF709E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5dc6" officeooo:paragraph-rsid="00105dc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5.</text:p>
      <text:p text:style-name="P1"/>
      <text:p text:style-name="P1"><draw:frame draw:style-name="fr1" draw:name="Image1" text:anchor-type="char" svg:width="17cm" svg:height="17.849cm" draw:z-index="0"><draw:image xlink:href="Pictures/100000010000030C0000033388AB6D26EF709EB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1T14:12:43.846918174</meta:creation-date>
    <dc:date>2025-08-21T17:37:05.111247053</dc:date>
    <meta:editing-duration>PT54M11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1" meta:paragraph-count="1" meta:word-count="2" meta:character-count="11" meta:non-whitespace-character-count="10"/>
  </office:meta>
</office:document-meta>
</file>